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5.001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>
      <style:table-cell-properties fo:background-color="#999999" style:text-align-source="fix" style:repeat-content="false" fo:border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b2b2b2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3" style:family="table-cell" style:parent-style-name="Default">
      <style:table-cell-properties fo:background-color="#dddddd" fo:border="0.74pt solid #000000"/>
      <style:text-properties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order="none"/>
      <style:text-properties fo:font-size="12pt" style:font-size-asian="12pt" style:font-size-complex="12pt"/>
    </style:style>
    <style:style style:name="ce15" style:family="table-cell" style:parent-style-name="Default">
      <style:text-properties fo:font-size="12pt" style:font-size-asian="12pt" style:font-size-complex="12pt"/>
    </style:style>
    <style:style style:name="ce16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7" style:family="table-cell" style:parent-style-name="Default">
      <style:table-cell-properties fo:border-bottom="none" fo:background-color="#dddddd" fo:border-left="0.74pt solid #000000" fo:border-right="0.74pt solid #000000" fo:border-top="none"/>
      <style:text-properties fo:font-size="12pt" style:font-size-asian="12pt" style:font-size-complex="12pt"/>
    </style:style>
    <style:style style:name="ce18" style:family="table-cell" style:parent-style-name="Default">
      <style:table-cell-properties fo:border-bottom="0.74pt solid #000000" fo:background-color="#dddddd" fo:border-left="0.74pt solid #000000" fo:border-right="0.74pt solid #000000" fo:border-top="none"/>
      <style:text-properties fo:font-size="12pt" style:font-size-asian="12pt" style:font-size-complex="12pt"/>
    </style:style>
    <style:style style:name="ce19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20" style:family="table-cell" style:parent-style-name="Default">
      <style:table-cell-properties fo:background-color="#dddddd" fo:border="0.74pt solid #000000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ackground-color="#b2b2b2" fo:border-left="none" fo:border-right="none" fo:border-top="0.74pt solid #000000"/>
      <style:text-properties fo:font-size="12pt" style:font-size-asian="12pt" style:font-size-complex="12pt"/>
    </style:style>
    <style:style style:name="ce22" style:family="table-cell" style:parent-style-name="Default">
      <style:table-cell-properties fo:background-color="#dddddd"/>
      <style:text-properties fo:font-size="12pt" style:font-size-asian="12pt" style:font-size-complex="12pt"/>
    </style:style>
    <style:style style:name="ce23" style:family="table-cell" style:parent-style-name="Default">
      <style:table-cell-properties fo:border-bottom="0.74pt solid #000000" fo:background-color="#dddddd" fo:border-left="none" fo:border-right="none" fo:border-top="none"/>
      <style:text-properties fo:font-size="12pt" style:font-size-asian="12pt" style:font-size-complex="12pt"/>
    </style:style>
    <style:style style:name="ce24" style:family="table-cell" style:parent-style-name="Default" style:data-style-name="N104">
      <style:table-cell-properties fo:border="0.74pt solid #000000"/>
      <style:text-properties fo:font-size="12pt" style:font-size-asian="12pt" style:font-size-complex="12pt"/>
    </style:style>
    <style:style style:name="ce25" style:family="table-cell" style:parent-style-name="Default">
      <style:table-cell-properties fo:border-bottom="none" fo:background-color="#b2b2b2" fo:border-left="none" fo:border-right="0.74pt solid #000000" fo:border-top="0.74pt solid #000000"/>
      <style:text-properties fo:font-size="12pt" style:font-size-asian="12pt" style:font-size-complex="12pt"/>
    </style:style>
    <style:style style:name="ce26" style:family="table-cell" style:parent-style-name="Default">
      <style:table-cell-properties fo:border-bottom="none" fo:background-color="#dddddd" fo:border-left="none" fo:border-right="0.74pt solid #000000" fo:border-top="none"/>
      <style:text-properties fo:font-size="12pt" style:font-size-asian="12pt" style:font-size-complex="12pt"/>
    </style:style>
    <style:style style:name="ce27" style:family="table-cell" style:parent-style-name="Default">
      <style:table-cell-properties fo:border-bottom="0.74pt solid #000000" fo:background-color="#dddddd" fo:border-left="none" fo:border-right="0.74pt solid #000000" fo:border-top="none"/>
      <style:text-properties fo:font-size="12pt" style:font-size-asian="12pt" style:font-size-complex="12pt"/>
    </style:style>
    <style:style style:name="ce28" style:family="table-cell" style:parent-style-name="Default" style:data-style-name="N104">
      <style:table-cell-properties fo:background-color="#dddddd" fo:border="0.74pt solid #000000"/>
      <style:text-properties fo:font-size="12pt" style:font-size-asian="12pt" style:font-size-complex="12pt"/>
    </style:style>
    <style:style style:name="ce6" style:family="table-cell" style:parent-style-name="Default" style:data-style-name="N104"/>
    <style:style style:name="ce30" style:family="table-cell" style:parent-style-name="Default">
      <style:table-cell-properties fo:background-color="#999999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1" style:family="table-cell" style:parent-style-name="Default">
      <style:table-cell-properties fo:background-color="#b2b2b2"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dddddd" style:text-align-source="fix" style:repeat-content="false" fo:border="0.74pt solid #000000"/>
      <style:paragraph-properties fo:text-align="end" fo:margin-left="0cm"/>
      <style:text-properties fo:font-size="12pt" style:font-size-asian="12pt" style:font-size-complex="12pt"/>
    </style:style>
    <style:style style:name="ce33" style:family="table-cell" style:parent-style-name="Default" style:data-style-name="N104">
      <style:text-properties fo:font-size="12pt" style:font-size-asian="12pt" style:font-size-complex="12pt"/>
    </style:style>
    <style:style style:name="ce34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2pt" style:font-size-asian="12pt" style:font-size-complex="12pt"/>
    </style:style>
    <style:style style:name="ce53" style:family="table-cell" style:parent-style-name="Default">
      <style:table-cell-properties fo:background-color="#b2b2b2" fo:border="0.74pt solid #000000"/>
      <style:text-properties fo:font-size="12pt" style:font-size-asian="12pt" style:font-size-complex="12pt"/>
    </style:style>
    <style:style style:name="ce37" style:family="table-cell" style:parent-style-name="Default">
      <style:table-cell-properties fo:background-color="#dddddd" style:text-align-source="fix" style:repeat-content="false" fo:border="0.74pt solid #000000"/>
      <style:paragraph-properties fo:text-align="center" fo:margin-left="0cm"/>
      <style:text-properties fo:font-size="12pt" style:font-size-asian="12pt" style:font-size-complex="12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56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end" fo:margin-left="0cm"/>
      <style:text-properties fo:font-size="12pt" style:font-size-asian="12pt" style:font-size-complex="12pt"/>
    </style:style>
    <style:style style:name="ce57" style:family="table-cell" style:parent-style-name="Default" style:data-style-name="N104">
      <style:table-cell-properties fo:background-color="#dddddd" style:text-align-source="fix" style:repeat-content="false" fo:border="0.74pt solid #000000" style:vertical-align="middle"/>
      <style:paragraph-properties fo:text-align="end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Questão1" table:style-name="ta1">
        <table:table-column table:style-name="co1" table:default-cell-style-name="ce13"/>
        <table:table-column table:style-name="co1" table:default-cell-style-name="ce20"/>
        <table:table-column table:style-name="co2" table:number-columns-repeated="7" table:default-cell-style-name="ce24"/>
        <table:table-column table:style-name="co1" table:number-columns-repeated="16375" table:default-cell-style-name="Default"/>
        <table:table-row table:style-name="ro1">
          <table:table-cell table:style-name="ce3" office:value-type="string" calcext:value-type="string" table:number-columns-spanned="9" table:number-rows-spanned="1">
            <text:p>Empresa Nacional S/A</text:p>
          </table:table-cell>
          <table:covered-table-cell table:number-columns-repeated="8" table:style-name="ce19"/>
          <table:table-cell table:number-columns-repeated="16375"/>
        </table:table-row>
        <table:table-row table:style-name="ro1">
          <table:table-cell table:style-name="ce7" office:value-type="string" calcext:value-type="string">
            <text:p>Código</text:p>
          </table:table-cell>
          <table:table-cell table:style-name="ce7" office:value-type="string" calcext:value-type="string">
            <text:p>Produto</text:p>
          </table:table-cell>
          <table:table-cell table:style-name="ce7" office:value-type="string" calcext:value-type="string">
            <text:p>Jan</text:p>
          </table:table-cell>
          <table:table-cell table:style-name="ce7" office:value-type="string" calcext:value-type="string">
            <text:p>Fev</text:p>
          </table:table-cell>
          <table:table-cell table:style-name="ce7" office:value-type="string" calcext:value-type="string">
            <text:p>Mar</text:p>
          </table:table-cell>
          <table:table-cell table:style-name="ce7" office:value-type="string" calcext:value-type="string">
            <text:p>Total 1° Trim.</text:p>
          </table:table-cell>
          <table:table-cell table:style-name="ce7" office:value-type="string" calcext:value-type="string">
            <text:p>Máximo</text:p>
          </table:table-cell>
          <table:table-cell table:style-name="ce7" office:value-type="string" calcext:value-type="string">
            <text:p>Mínimo </text:p>
          </table:table-cell>
          <table:table-cell table:style-name="ce7" office:value-type="string" calcext:value-type="string">
            <text:p>Média 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ca </text:p>
          </table:table-cell>
          <table:table-cell office:value-type="currency" office:currency="BRL" office:value="4500" calcext:value-type="currency">
            <text:p>R$ 4.500,00</text:p>
          </table:table-cell>
          <table:table-cell office:value-type="currency" office:currency="BRL" office:value="5040" calcext:value-type="currency">
            <text:p>R$ 5.040,00</text:p>
          </table:table-cell>
          <table:table-cell office:value-type="currency" office:currency="BRL" office:value="5696" calcext:value-type="currency">
            <text:p>R$ 5.696,00</text:p>
          </table:table-cell>
          <table:table-cell table:formula="of:=SUM([.C3:.E3])" office:value-type="currency" office:currency="BRL" office:value="15236" calcext:value-type="currency">
            <text:p>R$ 15.236,00</text:p>
          </table:table-cell>
          <table:table-cell table:formula="of:=MAX([.C3:.E3])" office:value-type="currency" office:currency="BRL" office:value="5696" calcext:value-type="currency">
            <text:p>R$ 5.696,00</text:p>
          </table:table-cell>
          <table:table-cell table:formula="of:=MIN([.C3:.E3])" office:value-type="currency" office:currency="BRL" office:value="4500" calcext:value-type="currency">
            <text:p>R$ 4.500,00</text:p>
          </table:table-cell>
          <table:table-cell table:formula="of:=AVERAGE([.C3:.E3])" office:value-type="currency" office:currency="BRL" office:value="5078.66666666667" calcext:value-type="currency">
            <text:p>R$ 5.078,67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fuso </text:p>
          </table:table-cell>
          <table:table-cell office:value-type="currency" office:currency="BRL" office:value="6250" calcext:value-type="currency">
            <text:p>R$ 6.250,00</text:p>
          </table:table-cell>
          <table:table-cell office:value-type="currency" office:currency="BRL" office:value="7000" calcext:value-type="currency">
            <text:p>R$ 7.000,00</text:p>
          </table:table-cell>
          <table:table-cell office:value-type="currency" office:currency="BRL" office:value="7910" calcext:value-type="currency">
            <text:p>R$ 7.910,00</text:p>
          </table:table-cell>
          <table:table-cell table:formula="of:=SUM([.C4:.E4])" office:value-type="currency" office:currency="BRL" office:value="21160" calcext:value-type="currency">
            <text:p>R$ 21.160,00</text:p>
          </table:table-cell>
          <table:table-cell table:formula="of:=MAX([.C4:.E4])" office:value-type="currency" office:currency="BRL" office:value="7910" calcext:value-type="currency">
            <text:p>R$ 7.910,00</text:p>
          </table:table-cell>
          <table:table-cell table:formula="of:=MIN([.C4:.E4])" office:value-type="currency" office:currency="BRL" office:value="6250" calcext:value-type="currency">
            <text:p>R$ 6.250,00</text:p>
          </table:table-cell>
          <table:table-cell table:formula="of:=AVERAGE([.C4:.E4])" office:value-type="currency" office:currency="BRL" office:value="7053.33333333333" calcext:value-type="currency">
            <text:p>R$ 7.053,33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ruela </text:p>
          </table:table-cell>
          <table:table-cell office:value-type="currency" office:currency="BRL" office:value="3300" calcext:value-type="currency">
            <text:p>R$ 3.300,00</text:p>
          </table:table-cell>
          <table:table-cell office:value-type="currency" office:currency="BRL" office:value="3696" calcext:value-type="currency">
            <text:p>R$ 3.696,00</text:p>
          </table:table-cell>
          <table:table-cell office:value-type="currency" office:currency="BRL" office:value="4176" calcext:value-type="currency">
            <text:p>R$ 4.176,00</text:p>
          </table:table-cell>
          <table:table-cell table:formula="of:=SUM([.C5:.E5])" office:value-type="currency" office:currency="BRL" office:value="11172" calcext:value-type="currency">
            <text:p>R$ 11.172,00</text:p>
          </table:table-cell>
          <table:table-cell table:formula="of:=MAX([.C5:.E5])" office:value-type="currency" office:currency="BRL" office:value="4176" calcext:value-type="currency">
            <text:p>R$ 4.176,00</text:p>
          </table:table-cell>
          <table:table-cell table:formula="of:=MIN([.C5:.E5])" office:value-type="currency" office:currency="BRL" office:value="3300" calcext:value-type="currency">
            <text:p>R$ 3.300,00</text:p>
          </table:table-cell>
          <table:table-cell table:formula="of:=AVERAGE([.C5:.E5])" office:value-type="currency" office:currency="BRL" office:value="3724" calcext:value-type="currency">
            <text:p>R$ 3.724,00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go </text:p>
          </table:table-cell>
          <table:table-cell office:value-type="currency" office:currency="BRL" office:value="8000" calcext:value-type="currency">
            <text:p>R$ 8.000,00</text:p>
          </table:table-cell>
          <table:table-cell office:value-type="currency" office:currency="BRL" office:value="8690" calcext:value-type="currency">
            <text:p>R$ 8.690,00</text:p>
          </table:table-cell>
          <table:table-cell office:value-type="currency" office:currency="BRL" office:value="10125" calcext:value-type="currency">
            <text:p>R$ 10.125,00</text:p>
          </table:table-cell>
          <table:table-cell table:formula="of:=SUM([.C6:.E6])" office:value-type="currency" office:currency="BRL" office:value="26815" calcext:value-type="currency">
            <text:p>R$ 26.815,00</text:p>
          </table:table-cell>
          <table:table-cell table:formula="of:=MAX([.C6:.E6])" office:value-type="currency" office:currency="BRL" office:value="10125" calcext:value-type="currency">
            <text:p>R$ 10.125,00</text:p>
          </table:table-cell>
          <table:table-cell table:formula="of:=MIN([.C6:.E6])" office:value-type="currency" office:currency="BRL" office:value="8000" calcext:value-type="currency">
            <text:p>R$ 8.000,00</text:p>
          </table:table-cell>
          <table:table-cell table:formula="of:=AVERAGE([.C6:.E6])" office:value-type="currency" office:currency="BRL" office:value="8938.33333333333" calcext:value-type="currency">
            <text:p>R$ 8.938,33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icate </text:p>
          </table:table-cell>
          <table:table-cell office:value-type="currency" office:currency="BRL" office:value="4557" calcext:value-type="currency">
            <text:p>R$ 4.557,00</text:p>
          </table:table-cell>
          <table:table-cell office:value-type="currency" office:currency="BRL" office:value="5104" calcext:value-type="currency">
            <text:p>R$ 5.104,00</text:p>
          </table:table-cell>
          <table:table-cell office:value-type="currency" office:currency="BRL" office:value="5676" calcext:value-type="currency">
            <text:p>R$ 5.676,00</text:p>
          </table:table-cell>
          <table:table-cell table:formula="of:=SUM([.C7:.E7])" office:value-type="currency" office:currency="BRL" office:value="15337" calcext:value-type="currency">
            <text:p>R$ 15.337,00</text:p>
          </table:table-cell>
          <table:table-cell table:formula="of:=MAX([.C7:.E7])" office:value-type="currency" office:currency="BRL" office:value="5676" calcext:value-type="currency">
            <text:p>R$ 5.676,00</text:p>
          </table:table-cell>
          <table:table-cell table:formula="of:=MIN([.C7:.E7])" office:value-type="currency" office:currency="BRL" office:value="4557" calcext:value-type="currency">
            <text:p>R$ 4.557,00</text:p>
          </table:table-cell>
          <table:table-cell table:formula="of:=AVERAGE([.C7:.E7])" office:value-type="currency" office:currency="BRL" office:value="5112.33333333333" calcext:value-type="currency">
            <text:p>R$ 5.112,33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telo </text:p>
          </table:table-cell>
          <table:table-cell office:value-type="currency" office:currency="BRL" office:value="3260" calcext:value-type="currency">
            <text:p>R$ 3.260,00</text:p>
          </table:table-cell>
          <table:table-cell office:value-type="currency" office:currency="BRL" office:value="3640" calcext:value-type="currency">
            <text:p>R$ 3.640,00</text:p>
          </table:table-cell>
          <table:table-cell office:value-type="currency" office:currency="BRL" office:value="4113" calcext:value-type="currency">
            <text:p>R$ 4.113,00</text:p>
          </table:table-cell>
          <table:table-cell table:formula="of:=SUM([.C8:.E8])" office:value-type="currency" office:currency="BRL" office:value="11013" calcext:value-type="currency">
            <text:p>R$ 11.013,00</text:p>
          </table:table-cell>
          <table:table-cell table:formula="of:=MAX([.C8:.E8])" office:value-type="currency" office:currency="BRL" office:value="4113" calcext:value-type="currency">
            <text:p>R$ 4.113,00</text:p>
          </table:table-cell>
          <table:table-cell table:formula="of:=MIN([.C8:.E8])" office:value-type="currency" office:currency="BRL" office:value="3260" calcext:value-type="currency">
            <text:p>R$ 3.260,00</text:p>
          </table:table-cell>
          <table:table-cell table:formula="of:=AVERAGE([.C8:.E8])" office:value-type="currency" office:currency="BRL" office:value="3671" calcext:value-type="currency">
            <text:p>R$ 3.671,00</text:p>
          </table:table-cell>
          <table:table-cell table:number-columns-repeated="16375"/>
        </table:table-row>
        <table:table-row table:style-name="ro1">
          <table:table-cell table:style-name="ce14" table:number-columns-repeated="9"/>
          <table:table-cell table:number-columns-repeated="16375"/>
        </table:table-row>
        <table:table-row table:style-name="ro1">
          <table:table-cell table:style-name="ce7" office:value-type="string" calcext:value-type="string" table:number-columns-spanned="2" table:number-rows-spanned="1">
            <text:p>Totais</text:p>
          </table:table-cell>
          <table:covered-table-cell table:style-name="ce19"/>
          <table:table-cell table:formula="of:=SUM([.C3:.C8])" office:value-type="currency" office:currency="BRL" office:value="29867" calcext:value-type="currency">
            <text:p>R$ 29.867,00</text:p>
          </table:table-cell>
          <table:table-cell table:formula="of:=SUM([.D3:.D8])" office:value-type="currency" office:currency="BRL" office:value="33170" calcext:value-type="currency">
            <text:p>R$ 33.170,00</text:p>
          </table:table-cell>
          <table:table-cell table:formula="of:=SUM([.E3:.E8])" office:value-type="currency" office:currency="BRL" office:value="37696" calcext:value-type="currency">
            <text:p>R$ 37.696,00</text:p>
          </table:table-cell>
          <table:table-cell table:style-name="ce28" table:formula="of:=SUM([.F3:.F8])" office:value-type="currency" office:currency="BRL" office:value="100733" calcext:value-type="currency">
            <text:p>R$ 100.733,00</text:p>
          </table:table-cell>
          <table:table-cell table:number-columns-repeated="5"/>
          <table:table-cell table:style-name="ce6"/>
          <table:table-cell table:number-columns-repeated="16372"/>
        </table:table-row>
        <table:table-row table:style-name="ro1">
          <table:table-cell table:style-name="ce15" table:number-columns-repeated="9"/>
          <table:table-cell table:number-columns-repeated="16375"/>
        </table:table-row>
        <table:table-row table:style-name="ro1">
          <table:table-cell table:style-name="ce7" office:value-type="string" calcext:value-type="string">
            <text:p>Código</text:p>
          </table:table-cell>
          <table:table-cell table:style-name="ce7" office:value-type="string" calcext:value-type="string">
            <text:p>Produto</text:p>
          </table:table-cell>
          <table:table-cell table:style-name="ce7" office:value-type="string" calcext:value-type="string">
            <text:p>Abr</text:p>
          </table:table-cell>
          <table:table-cell table:style-name="ce7" office:value-type="string" calcext:value-type="string">
            <text:p>Mai</text:p>
          </table:table-cell>
          <table:table-cell table:style-name="ce7" office:value-type="string" calcext:value-type="string">
            <text:p>Jun</text:p>
          </table:table-cell>
          <table:table-cell table:style-name="ce7" office:value-type="string" calcext:value-type="string">
            <text:p>Total 2° Trim.</text:p>
          </table:table-cell>
          <table:table-cell table:style-name="ce7" office:value-type="string" calcext:value-type="string">
            <text:p>Máximo</text:p>
          </table:table-cell>
          <table:table-cell table:style-name="ce7" office:value-type="string" calcext:value-type="string">
            <text:p>Mínimo </text:p>
          </table:table-cell>
          <table:table-cell table:style-name="ce7" office:value-type="string" calcext:value-type="string">
            <text:p>Média </text:p>
          </table:table-cell>
          <table:table-cell table:number-columns-repeated="1637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orca </text:p>
          </table:table-cell>
          <table:table-cell office:value-type="currency" office:currency="BRL" office:value="6265" calcext:value-type="currency">
            <text:p>R$ 6.265,00</text:p>
          </table:table-cell>
          <table:table-cell office:value-type="currency" office:currency="BRL" office:value="6954" calcext:value-type="currency">
            <text:p>R$ 6.954,00</text:p>
          </table:table-cell>
          <table:table-cell office:value-type="currency" office:currency="BRL" office:value="7858" calcext:value-type="currency">
            <text:p>R$ 7.858,00</text:p>
          </table:table-cell>
          <table:table-cell table:formula="of:=SUM([.C13:.E13])" office:value-type="currency" office:currency="BRL" office:value="21077" calcext:value-type="currency">
            <text:p>R$ 21.077,00</text:p>
          </table:table-cell>
          <table:table-cell table:formula="of:=MAX([.C13:.E13])" office:value-type="currency" office:currency="BRL" office:value="7858" calcext:value-type="currency">
            <text:p>R$ 7.858,00</text:p>
          </table:table-cell>
          <table:table-cell table:formula="of:=MIN([.C13:.E13])" office:value-type="currency" office:currency="BRL" office:value="6265" calcext:value-type="currency">
            <text:p>R$ 6.265,00</text:p>
          </table:table-cell>
          <table:table-cell table:formula="of:=AVERAGE([.C13:.E13])" office:value-type="currency" office:currency="BRL" office:value="7025.66666666667" calcext:value-type="currency">
            <text:p>R$ 7.025,67</text:p>
          </table:table-cell>
          <table:table-cell table:number-columns-repeated="16375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arafuso </text:p>
          </table:table-cell>
          <table:table-cell office:value-type="currency" office:currency="BRL" office:value="8701" calcext:value-type="currency">
            <text:p>R$ 8.701,00</text:p>
          </table:table-cell>
          <table:table-cell office:value-type="currency" office:currency="BRL" office:value="9658" calcext:value-type="currency">
            <text:p>R$ 9.658,00</text:p>
          </table:table-cell>
          <table:table-cell office:value-type="currency" office:currency="BRL" office:value="10197" calcext:value-type="currency">
            <text:p>R$ 10.197,00</text:p>
          </table:table-cell>
          <table:table-cell table:formula="of:=SUM([.C14:.E14])" office:value-type="currency" office:currency="BRL" office:value="28556" calcext:value-type="currency">
            <text:p>R$ 28.556,00</text:p>
          </table:table-cell>
          <table:table-cell table:formula="of:=MAX([.C14:.E14])" office:value-type="currency" office:currency="BRL" office:value="10197" calcext:value-type="currency">
            <text:p>R$ 10.197,00</text:p>
          </table:table-cell>
          <table:table-cell table:formula="of:=MIN([.C14:.E14])" office:value-type="currency" office:currency="BRL" office:value="8701" calcext:value-type="currency">
            <text:p>R$ 8.701,00</text:p>
          </table:table-cell>
          <table:table-cell table:formula="of:=AVERAGE([.C14:.E14])" office:value-type="currency" office:currency="BRL" office:value="9518.66666666667" calcext:value-type="currency">
            <text:p>R$ 9.518,67</text:p>
          </table:table-cell>
          <table:table-cell table:number-columns-repeated="16375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rruela </text:p>
          </table:table-cell>
          <table:table-cell office:value-type="currency" office:currency="BRL" office:value="4569" calcext:value-type="currency">
            <text:p>R$ 4.569,00</text:p>
          </table:table-cell>
          <table:table-cell office:value-type="currency" office:currency="BRL" office:value="5099" calcext:value-type="currency">
            <text:p>R$ 5.099,00</text:p>
          </table:table-cell>
          <table:table-cell office:value-type="currency" office:currency="BRL" office:value="5769" calcext:value-type="currency">
            <text:p>R$ 5.769,00</text:p>
          </table:table-cell>
          <table:table-cell table:formula="of:=SUM([.C15:.E15])" office:value-type="currency" office:currency="BRL" office:value="15437" calcext:value-type="currency">
            <text:p>R$ 15.437,00</text:p>
          </table:table-cell>
          <table:table-cell table:formula="of:=MAX([.C15:.E15])" office:value-type="currency" office:currency="BRL" office:value="5769" calcext:value-type="currency">
            <text:p>R$ 5.769,00</text:p>
          </table:table-cell>
          <table:table-cell table:formula="of:=MIN([.C15:.E15])" office:value-type="currency" office:currency="BRL" office:value="4569" calcext:value-type="currency">
            <text:p>R$ 4.569,00</text:p>
          </table:table-cell>
          <table:table-cell table:formula="of:=AVERAGE([.C15:.E15])" office:value-type="currency" office:currency="BRL" office:value="5145.66666666667" calcext:value-type="currency">
            <text:p>R$ 5.145,67</text:p>
          </table:table-cell>
          <table:table-cell table:number-columns-repeated="1637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rego </text:p>
          </table:table-cell>
          <table:table-cell office:value-type="currency" office:currency="BRL" office:value="12341" calcext:value-type="currency">
            <text:p>R$ 12.341,00</text:p>
          </table:table-cell>
          <table:table-cell office:value-type="currency" office:currency="BRL" office:value="12365" calcext:value-type="currency">
            <text:p>R$ 12.365,00</text:p>
          </table:table-cell>
          <table:table-cell office:value-type="currency" office:currency="BRL" office:value="13969" calcext:value-type="currency">
            <text:p>R$ 13.969,00</text:p>
          </table:table-cell>
          <table:table-cell table:formula="of:=SUM([.C16:.E16])" office:value-type="currency" office:currency="BRL" office:value="38675" calcext:value-type="currency">
            <text:p>R$ 38.675,00</text:p>
          </table:table-cell>
          <table:table-cell table:formula="of:=MAX([.C16:.E16])" office:value-type="currency" office:currency="BRL" office:value="13969" calcext:value-type="currency">
            <text:p>R$ 13.969,00</text:p>
          </table:table-cell>
          <table:table-cell table:formula="of:=MIN([.C16:.E16])" office:value-type="currency" office:currency="BRL" office:value="12341" calcext:value-type="currency">
            <text:p>R$ 12.341,00</text:p>
          </table:table-cell>
          <table:table-cell table:formula="of:=AVERAGE([.C16:.E16])" office:value-type="currency" office:currency="BRL" office:value="12891.6666666667" calcext:value-type="currency">
            <text:p>R$ 12.891,67</text:p>
          </table:table-cell>
          <table:table-cell table:number-columns-repeated="16375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Alicate </text:p>
          </table:table-cell>
          <table:table-cell office:value-type="currency" office:currency="BRL" office:value="6344" calcext:value-type="currency">
            <text:p>R$ 6.344,00</text:p>
          </table:table-cell>
          <table:table-cell office:value-type="currency" office:currency="BRL" office:value="7042" calcext:value-type="currency">
            <text:p>R$ 7.042,00</text:p>
          </table:table-cell>
          <table:table-cell office:value-type="currency" office:currency="BRL" office:value="7957" calcext:value-type="currency">
            <text:p>R$ 7.957,00</text:p>
          </table:table-cell>
          <table:table-cell table:formula="of:=SUM([.C17:.E17])" office:value-type="currency" office:currency="BRL" office:value="21343" calcext:value-type="currency">
            <text:p>R$ 21.343,00</text:p>
          </table:table-cell>
          <table:table-cell table:formula="of:=MAX([.C17:.E17])" office:value-type="currency" office:currency="BRL" office:value="7957" calcext:value-type="currency">
            <text:p>R$ 7.957,00</text:p>
          </table:table-cell>
          <table:table-cell table:formula="of:=MIN([.C17:.E17])" office:value-type="currency" office:currency="BRL" office:value="6344" calcext:value-type="currency">
            <text:p>R$ 6.344,00</text:p>
          </table:table-cell>
          <table:table-cell table:formula="of:=AVERAGE([.C17:.E17])" office:value-type="currency" office:currency="BRL" office:value="7114.33333333333" calcext:value-type="currency">
            <text:p>R$ 7.114,33</text:p>
          </table:table-cell>
          <table:table-cell table:number-columns-repeated="1637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artelo </text:p>
          </table:table-cell>
          <table:table-cell office:value-type="currency" office:currency="BRL" office:value="4525" calcext:value-type="currency">
            <text:p>R$ 4.525,00</text:p>
          </table:table-cell>
          <table:table-cell office:value-type="currency" office:currency="BRL" office:value="5022" calcext:value-type="currency">
            <text:p>R$ 5.022,00</text:p>
          </table:table-cell>
          <table:table-cell office:value-type="currency" office:currency="BRL" office:value="5671" calcext:value-type="currency">
            <text:p>R$ 5.671,00</text:p>
          </table:table-cell>
          <table:table-cell table:formula="of:=SUM([.C18:.E18])" office:value-type="currency" office:currency="BRL" office:value="15218" calcext:value-type="currency">
            <text:p>R$ 15.218,00</text:p>
          </table:table-cell>
          <table:table-cell table:formula="of:=MAX([.C18:.E18])" office:value-type="currency" office:currency="BRL" office:value="5671" calcext:value-type="currency">
            <text:p>R$ 5.671,00</text:p>
          </table:table-cell>
          <table:table-cell table:formula="of:=MIN([.C18:.E18])" office:value-type="currency" office:currency="BRL" office:value="4525" calcext:value-type="currency">
            <text:p>R$ 4.525,00</text:p>
          </table:table-cell>
          <table:table-cell table:formula="of:=AVERAGE([.C18:.E18])" office:value-type="currency" office:currency="BRL" office:value="5072.66666666667" calcext:value-type="currency">
            <text:p>R$ 5.072,67</text:p>
          </table:table-cell>
          <table:table-cell table:number-columns-repeated="16375"/>
        </table:table-row>
        <table:table-row table:style-name="ro1">
          <table:table-cell table:style-name="ce15" table:number-columns-repeated="9"/>
          <table:table-cell table:number-columns-repeated="16375"/>
        </table:table-row>
        <table:table-row table:style-name="ro1">
          <table:table-cell table:style-name="ce7" office:value-type="string" calcext:value-type="string" table:number-columns-spanned="2" table:number-rows-spanned="1">
            <text:p>Totais</text:p>
          </table:table-cell>
          <table:covered-table-cell table:style-name="ce19"/>
          <table:table-cell table:formula="of:=SUM([.C13:.C18])" office:value-type="currency" office:currency="BRL" office:value="42745" calcext:value-type="currency">
            <text:p>R$ 42.745,00</text:p>
          </table:table-cell>
          <table:table-cell table:formula="of:=SUM([.D13:.D18])" office:value-type="currency" office:currency="BRL" office:value="46140" calcext:value-type="currency">
            <text:p>R$ 46.140,00</text:p>
          </table:table-cell>
          <table:table-cell table:formula="of:=SUM([.E13:.E18])" office:value-type="currency" office:currency="BRL" office:value="51421" calcext:value-type="currency">
            <text:p>R$ 51.421,00</text:p>
          </table:table-cell>
          <table:table-cell table:style-name="ce28" table:formula="of:=SUM([.F13:.F18])" office:value-type="currency" office:currency="BRL" office:value="140306" calcext:value-type="currency">
            <text:p>R$ 140.306,00</text:p>
          </table:table-cell>
          <table:table-cell table:style-name="ce15" table:number-columns-repeated="3"/>
          <table:table-cell table:number-columns-repeated="16375"/>
        </table:table-row>
        <table:table-row table:style-name="ro1">
          <table:table-cell table:style-name="ce15" table:number-columns-repeated="9"/>
          <table:table-cell table:number-columns-repeated="16375"/>
        </table:table-row>
        <table:table-row table:style-name="ro1">
          <table:table-cell table:style-name="ce7" office:value-type="string" calcext:value-type="string" table:number-columns-spanned="2" table:number-rows-spanned="1">
            <text:p>Total do Semestre </text:p>
          </table:table-cell>
          <table:covered-table-cell table:style-name="ce19"/>
          <table:table-cell table:formula="of:=SUM([.F3:.F18])" office:value-type="currency" office:currency="BRL" office:value="341772" calcext:value-type="currency">
            <text:p>R$ 341.772,00</text:p>
          </table:table-cell>
          <table:table-cell table:style-name="ce15" table:number-columns-repeated="6"/>
          <table:table-cell table:number-columns-repeated="16375"/>
        </table:table-row>
        <table:table-row table:style-name="ro1" table:number-rows-repeated="3">
          <table:table-cell table:style-name="ce15" table:number-columns-repeated="9"/>
          <table:table-cell table:number-columns-repeated="16375"/>
        </table:table-row>
        <table:table-row table:style-name="ro1">
          <table:table-cell table:style-name="ce16" office:value-type="string" calcext:value-type="string" table:number-columns-spanned="3" table:number-rows-spanned="1">
            <text:p>Alunos</text:p>
          </table:table-cell>
          <table:covered-table-cell table:style-name="ce21"/>
          <table:covered-table-cell table:style-name="ce25"/>
          <table:table-cell table:style-name="ce15" table:number-columns-repeated="6"/>
          <table:table-cell table:number-columns-repeated="16375"/>
        </table:table-row>
        <table:table-row table:style-name="ro1">
          <table:table-cell table:style-name="ce17" office:value-type="string" calcext:value-type="string" table:number-columns-spanned="3" table:number-rows-spanned="1">
            <text:p>Eduardo Santos de Castro – 514554</text:p>
          </table:table-cell>
          <table:covered-table-cell table:style-name="ce22"/>
          <table:covered-table-cell table:style-name="ce26"/>
          <table:table-cell table:style-name="ce15" table:number-columns-repeated="6"/>
          <table:table-cell table:number-columns-repeated="16375"/>
        </table:table-row>
        <table:table-row table:style-name="ro1">
          <table:table-cell table:style-name="ce17" office:value-type="string" calcext:value-type="string" table:number-columns-spanned="3" table:number-rows-spanned="1">
            <text:p>Natanael Silveira de Melo – 500822</text:p>
          </table:table-cell>
          <table:covered-table-cell table:style-name="ce22"/>
          <table:covered-table-cell table:style-name="ce26"/>
          <table:table-cell table:style-name="ce15" table:number-columns-repeated="6"/>
          <table:table-cell table:number-columns-repeated="16375"/>
        </table:table-row>
        <table:table-row table:style-name="ro1">
          <table:table-cell table:style-name="ce18" office:value-type="string" calcext:value-type="string" table:number-columns-spanned="3" table:number-rows-spanned="1">
            <text:p>Thiago Marques Sousa – 412645</text:p>
          </table:table-cell>
          <table:covered-table-cell table:style-name="ce23"/>
          <table:covered-table-cell table:style-name="ce27"/>
          <table:table-cell table:style-name="ce15" table:number-columns-repeated="6"/>
          <table:table-cell table:number-columns-repeated="16375"/>
        </table:table-row>
      </table:table>
      <table:table table:name="Questao2" table:style-name="ta1">
        <table:table-column table:style-name="co2" table:default-cell-style-name="ce32"/>
        <table:table-column table:style-name="co2" table:default-cell-style-name="ce28"/>
        <table:table-column table:style-name="co2" table:default-cell-style-name="ce15"/>
        <table:table-column table:style-name="co3" table:default-cell-style-name="ce15"/>
        <table:table-column table:style-name="co2" table:default-cell-style-name="ce15"/>
        <table:table-column table:style-name="co2" table:number-columns-repeated="16379" table:default-cell-style-name="Default"/>
        <table:table-row table:style-name="ro1">
          <table:table-cell table:style-name="ce30" office:value-type="string" calcext:value-type="string" table:number-columns-spanned="5" table:number-rows-spanned="1">
            <text:p>Controle de Despesas </text:p>
          </table:table-cell>
          <table:covered-table-cell table:style-name="ce15"/>
          <table:covered-table-cell table:number-columns-repeated="3"/>
          <table:table-cell table:number-columns-repeated="16379"/>
        </table:table-row>
        <table:table-row table:style-name="ro1">
          <table:table-cell table:style-name="ce15" table:number-columns-repeated="2"/>
          <table:table-cell table:number-columns-repeated="16382"/>
        </table:table-row>
        <table:table-row table:style-name="ro1">
          <table:table-cell table:style-name="ce31" office:value-type="string" calcext:value-type="string">
            <text:p>Despesa</text:p>
          </table:table-cell>
          <table:table-cell table:style-name="ce31" office:value-type="string" calcext:value-type="string">
            <text:p>Valor</text:p>
          </table:table-cell>
          <table:table-cell table:style-name="ce34"/>
          <table:table-cell table:style-name="ce31" office:value-type="string" calcext:value-type="string">
            <text:p>Descrição</text:p>
          </table:table-cell>
          <table:table-cell table:style-name="ce31" office:value-type="string" calcext:value-type="string">
            <text:p>Valor dos Itens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Água</text:p>
          </table:table-cell>
          <table:table-cell office:value-type="currency" office:currency="BRL" office:value="45" calcext:value-type="currency">
            <text:p>R$ 45,00</text:p>
          </table:table-cell>
          <table:table-cell/>
          <table:table-cell table:style-name="ce32" office:value-type="string" calcext:value-type="string">
            <text:p>Água </text:p>
          </table:table-cell>
          <table:table-cell table:style-name="ce28" table:formula="of:=SUMIF([.A4:.A19];&quot;Água&quot;;[.B4:.B19])" office:value-type="currency" office:currency="BRL" office:value="168" calcext:value-type="currency">
            <text:p>R$ 168,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uz</text:p>
          </table:table-cell>
          <table:table-cell office:value-type="currency" office:currency="BRL" office:value="74" calcext:value-type="currency">
            <text:p>R$ 74,00</text:p>
          </table:table-cell>
          <table:table-cell/>
          <table:table-cell table:style-name="ce32" office:value-type="string" calcext:value-type="string">
            <text:p>Luz</text:p>
          </table:table-cell>
          <table:table-cell table:style-name="ce28" table:formula="of:=SUMIF([.A5:.A20];&quot;Luz&quot;;[.B5:.B20])" office:value-type="currency" office:currency="BRL" office:value="227" calcext:value-type="currency">
            <text:p>R$ 227,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elefone</text:p>
          </table:table-cell>
          <table:table-cell office:value-type="currency" office:currency="BRL" office:value="48" calcext:value-type="currency">
            <text:p>R$ 48,00</text:p>
          </table:table-cell>
          <table:table-cell/>
          <table:table-cell table:style-name="ce32" office:value-type="string" calcext:value-type="string">
            <text:p>Telefone</text:p>
          </table:table-cell>
          <table:table-cell table:style-name="ce28" table:formula="of:=SUMIF([.A6:.A21];&quot;Telefone&quot;;[.B6:.B21])" office:value-type="currency" office:currency="BRL" office:value="193" calcext:value-type="currency">
            <text:p>R$ 193,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uguel</text:p>
          </table:table-cell>
          <table:table-cell office:value-type="currency" office:currency="BRL" office:value="95" calcext:value-type="currency">
            <text:p>R$ 95,00</text:p>
          </table:table-cell>
          <table:table-cell/>
          <table:table-cell table:style-name="ce32" office:value-type="string" calcext:value-type="string">
            <text:p>Aluguel </text:p>
          </table:table-cell>
          <table:table-cell table:style-name="ce28" table:formula="of:=SUMIF([.A7:.A22];&quot;Aluguel&quot;;[.B7:.B22])" office:value-type="currency" office:currency="BRL" office:value="380" calcext:value-type="currency">
            <text:p>R$ 380,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uguel</text:p>
          </table:table-cell>
          <table:table-cell office:value-type="currency" office:currency="BRL" office:value="95" calcext:value-type="currency">
            <text:p>R$ 95,00</text:p>
          </table:table-cell>
          <table:table-cell/>
          <table:table-cell table:style-name="ce35"/>
          <table:table-cell table:number-columns-repeated="16380"/>
        </table:table-row>
        <table:table-row table:style-name="ro1">
          <table:table-cell office:value-type="string" calcext:value-type="string">
            <text:p>Telefone</text:p>
          </table:table-cell>
          <table:table-cell office:value-type="currency" office:currency="BRL" office:value="35" calcext:value-type="currency">
            <text:p>R$ 35,00</text:p>
          </table:table-cell>
          <table:table-cell/>
          <table:table-cell table:style-name="ce32" office:value-type="string" calcext:value-type="string">
            <text:p>Maior Despesa </text:p>
          </table:table-cell>
          <table:table-cell table:style-name="ce28" table:formula="of:=MAX([.B4:.B19])" office:value-type="currency" office:currency="BRL" office:value="95" calcext:value-type="currency">
            <text:p>R$ 95,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uz</text:p>
          </table:table-cell>
          <table:table-cell office:value-type="currency" office:currency="BRL" office:value="64" calcext:value-type="currency">
            <text:p>R$ 64,00</text:p>
          </table:table-cell>
          <table:table-cell/>
          <table:table-cell table:style-name="ce32" office:value-type="string" calcext:value-type="string">
            <text:p>Menor Despesa </text:p>
          </table:table-cell>
          <table:table-cell table:style-name="ce28" table:formula="of:=MIN([.B4:.B19])" office:value-type="currency" office:currency="BRL" office:value="35" calcext:value-type="currency">
            <text:p>R$ 35,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Água</text:p>
          </table:table-cell>
          <table:table-cell office:value-type="currency" office:currency="BRL" office:value="53" calcext:value-type="currency">
            <text:p>R$ 53,00</text:p>
          </table:table-cell>
          <table:table-cell/>
          <table:table-cell table:style-name="ce32" office:value-type="string" calcext:value-type="string">
            <text:p>Média das Despesas </text:p>
          </table:table-cell>
          <table:table-cell table:style-name="ce28" table:formula="of:=AVERAGE([.B4:.B19])" office:value-type="currency" office:currency="BRL" office:value="60.5" calcext:value-type="currency">
            <text:p>R$ 60,5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luguel</text:p>
          </table:table-cell>
          <table:table-cell office:value-type="currency" office:currency="BRL" office:value="95" calcext:value-type="currency">
            <text:p>R$ 95,00</text:p>
          </table:table-cell>
          <table:table-cell/>
          <table:table-cell table:style-name="ce32" office:value-type="string" calcext:value-type="string">
            <text:p>Soma das Despesas </text:p>
          </table:table-cell>
          <table:table-cell table:style-name="ce28" table:formula="of:=SUM([.B4:.B19])" office:value-type="currency" office:currency="BRL" office:value="968" calcext:value-type="currency">
            <text:p>R$ 968,0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Água</text:p>
          </table:table-cell>
          <table:table-cell office:value-type="currency" office:currency="BRL" office:value="35" calcext:value-type="currency">
            <text:p>R$ 35,0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lefone</text:p>
          </table:table-cell>
          <table:table-cell office:value-type="currency" office:currency="BRL" office:value="46" calcext:value-type="currency">
            <text:p>R$ 46,00</text:p>
          </table:table-cell>
          <table:table-cell/>
          <table:table-cell table:style-name="ce7" office:value-type="string" calcext:value-type="string">
            <text:p>Calcule:</text:p>
          </table:table-cell>
          <table:table-cell table:style-name="ce53"/>
          <table:table-cell table:number-columns-repeated="16379"/>
        </table:table-row>
        <table:table-row table:style-name="ro1">
          <table:table-cell office:value-type="string" calcext:value-type="string">
            <text:p>Telefone</text:p>
          </table:table-cell>
          <table:table-cell office:value-type="currency" office:currency="BRL" office:value="64" calcext:value-type="currency">
            <text:p>R$ 64,00</text:p>
          </table:table-cell>
          <table:table-cell/>
          <table:table-cell table:style-name="ce53" office:value-type="string" calcext:value-type="string" table:number-columns-spanned="2" table:number-rows-spanned="1">
            <text:p>Valor dos itens: função SOMASE</text:p>
          </table:table-cell>
          <table:covered-table-cell table:style-name="ce53"/>
          <table:table-cell table:number-columns-repeated="16379"/>
        </table:table-row>
        <table:table-row table:style-name="ro1">
          <table:table-cell office:value-type="string" calcext:value-type="string">
            <text:p>Luz</text:p>
          </table:table-cell>
          <table:table-cell office:value-type="currency" office:currency="BRL" office:value="42" calcext:value-type="currency">
            <text:p>R$ 42,00</text:p>
          </table:table-cell>
          <table:table-cell/>
          <table:table-cell table:style-name="ce53" office:value-type="string" calcext:value-type="string" table:number-columns-spanned="2" table:number-rows-spanned="1">
            <text:p>Maior Despesa: função MÁXIMO</text:p>
          </table:table-cell>
          <table:covered-table-cell table:style-name="ce53"/>
          <table:table-cell table:number-columns-repeated="16379"/>
        </table:table-row>
        <table:table-row table:style-name="ro1">
          <table:table-cell office:value-type="string" calcext:value-type="string">
            <text:p>Aluguel</text:p>
          </table:table-cell>
          <table:table-cell office:value-type="currency" office:currency="BRL" office:value="95" calcext:value-type="currency">
            <text:p>R$ 95,00</text:p>
          </table:table-cell>
          <table:table-cell/>
          <table:table-cell table:style-name="ce53" office:value-type="string" calcext:value-type="string" table:number-columns-spanned="2" table:number-rows-spanned="1">
            <text:p>Menor Despesa: função MÍNIMO</text:p>
          </table:table-cell>
          <table:covered-table-cell table:style-name="ce53"/>
          <table:table-cell table:number-columns-repeated="16379"/>
        </table:table-row>
        <table:table-row table:style-name="ro1">
          <table:table-cell office:value-type="string" calcext:value-type="string">
            <text:p>Água</text:p>
          </table:table-cell>
          <table:table-cell office:value-type="currency" office:currency="BRL" office:value="35" calcext:value-type="currency">
            <text:p>R$ 35,00</text:p>
          </table:table-cell>
          <table:table-cell/>
          <table:table-cell table:style-name="ce53" office:value-type="string" calcext:value-type="string" table:number-columns-spanned="2" table:number-rows-spanned="1">
            <text:p>Média das Despesas: função MÉDIA</text:p>
          </table:table-cell>
          <table:covered-table-cell table:style-name="ce53"/>
          <table:table-cell table:number-columns-repeated="16379"/>
        </table:table-row>
        <table:table-row table:style-name="ro1">
          <table:table-cell office:value-type="string" calcext:value-type="string">
            <text:p>Luz</text:p>
          </table:table-cell>
          <table:table-cell office:value-type="currency" office:currency="BRL" office:value="47" calcext:value-type="currency">
            <text:p>R$ 47,00</text:p>
          </table:table-cell>
          <table:table-cell/>
          <table:table-cell table:style-name="ce53" office:value-type="string" calcext:value-type="string" table:number-columns-spanned="2" table:number-rows-spanned="1">
            <text:p>Soma das Despesas: função SOMA</text:p>
          </table:table-cell>
          <table:covered-table-cell table:style-name="ce53"/>
          <table:table-cell table:number-columns-repeated="16379"/>
        </table:table-row>
        <table:table-row table:style-name="ro1">
          <table:table-cell table:style-name="ce15"/>
          <table:table-cell table:style-name="ce33"/>
          <table:table-cell table:number-columns-repeated="16382"/>
        </table:table-row>
        <table:table-row table:style-name="ro1" table:number-rows-repeated="2">
          <table:table-cell table:style-name="ce15" table:number-columns-repeated="2"/>
          <table:table-cell table:number-columns-repeated="16382"/>
        </table:table-row>
        <table:table-row table:style-name="ro1">
          <table:table-cell table:style-name="ce16" office:value-type="string" calcext:value-type="string" table:number-columns-spanned="3" table:number-rows-spanned="1">
            <text:p>Alunos</text:p>
          </table:table-cell>
          <table:covered-table-cell table:style-name="ce21"/>
          <table:covered-table-cell table:style-name="ce25"/>
          <table:table-cell table:number-columns-repeated="16381"/>
        </table:table-row>
        <table:table-row table:style-name="ro1">
          <table:table-cell table:style-name="ce17" office:value-type="string" calcext:value-type="string" table:number-columns-spanned="3" table:number-rows-spanned="1">
            <text:p>Eduardo Santos de Castro – 514554</text:p>
          </table:table-cell>
          <table:covered-table-cell table:style-name="ce22"/>
          <table:covered-table-cell table:style-name="ce26"/>
          <table:table-cell table:number-columns-repeated="16381"/>
        </table:table-row>
        <table:table-row table:style-name="ro1">
          <table:table-cell table:style-name="ce17" office:value-type="string" calcext:value-type="string" table:number-columns-spanned="3" table:number-rows-spanned="1">
            <text:p>Natanael Silveira de Melo – 500822</text:p>
          </table:table-cell>
          <table:covered-table-cell table:style-name="ce22"/>
          <table:covered-table-cell table:style-name="ce26"/>
          <table:table-cell table:number-columns-repeated="16381"/>
        </table:table-row>
        <table:table-row table:style-name="ro1">
          <table:table-cell table:style-name="ce18" office:value-type="string" calcext:value-type="string" table:number-columns-spanned="3" table:number-rows-spanned="1">
            <text:p>Thiago Marques Sousa – 412645</text:p>
          </table:table-cell>
          <table:covered-table-cell table:style-name="ce23"/>
          <table:covered-table-cell table:style-name="ce27"/>
          <table:table-cell table:number-columns-repeated="16381"/>
        </table:table-row>
        <table:table-row table:style-name="ro1" table:number-rows-repeated="2">
          <table:table-cell table:style-name="Default" table:number-columns-repeated="3"/>
          <table:table-cell table:number-columns-repeated="16381"/>
        </table:table-row>
        <table:table-row table:style-name="ro1">
          <table:table-cell table:style-name="Default" table:number-columns-repeated="3"/>
          <table:table-cell table:number-columns-repeated="16381"/>
        </table:table-row>
      </table:table>
      <table:table table:name="Questao3" table:style-name="ta1">
        <table:table-column table:style-name="co3" table:default-cell-style-name="ce37"/>
        <table:table-column table:style-name="co3" table:default-cell-style-name="ce20"/>
        <table:table-column table:style-name="co3" table:number-columns-repeated="2" table:default-cell-style-name="ce15"/>
        <table:table-row table:style-name="ro1">
          <table:table-cell table:style-name="ce30" office:value-type="string" calcext:value-type="string" table:number-columns-spanned="4" table:number-rows-spanned="1">
            <text:p>CADASTRO DOS FUNCIONÁRIOS</text:p>
          </table:table-cell>
          <table:covered-table-cell table:number-columns-repeated="3" table:style-name="ce19"/>
        </table:table-row>
        <table:table-row table:style-name="ro1">
          <table:table-cell table:style-name="ce31" office:value-type="string" calcext:value-type="string">
            <text:p>MATRÍCULA</text:p>
          </table:table-cell>
          <table:table-cell table:style-name="ce7" office:value-type="string" calcext:value-type="string">
            <text:p>NOME</text:p>
          </table:table-cell>
          <table:table-cell table:style-name="ce7" office:value-type="string" calcext:value-type="string">
            <text:p>CARGO</text:p>
          </table:table-cell>
          <table:table-cell table:style-name="ce31" office:value-type="string" calcext:value-type="string">
            <text:p>SALÁRIO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NA</text:p>
          </table:table-cell>
          <table:table-cell table:style-name="ce20" office:value-type="string" calcext:value-type="string">
            <text:p>VENDEDORA</text:p>
          </table:table-cell>
          <table:table-cell table:style-name="ce28" office:value-type="currency" office:currency="BRL" office:value="1300" calcext:value-type="currency">
            <text:p>R$ 1.300,0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EDRO</text:p>
          </table:table-cell>
          <table:table-cell table:style-name="ce20" office:value-type="string" calcext:value-type="string">
            <text:p>VENDEDOR</text:p>
          </table:table-cell>
          <table:table-cell table:style-name="ce28" office:value-type="currency" office:currency="BRL" office:value="1800" calcext:value-type="currency">
            <text:p>R$ 1.800,0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RIA </text:p>
          </table:table-cell>
          <table:table-cell table:style-name="ce20" office:value-type="string" calcext:value-type="string">
            <text:p>SUPERVISORA</text:p>
          </table:table-cell>
          <table:table-cell table:style-name="ce28" office:value-type="currency" office:currency="BRL" office:value="4000" calcext:value-type="currency">
            <text:p>R$ 4.000,00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AULO</text:p>
          </table:table-cell>
          <table:table-cell table:style-name="ce20" office:value-type="string" calcext:value-type="string">
            <text:p>GERENTE </text:p>
          </table:table-cell>
          <table:table-cell table:style-name="ce28" office:value-type="currency" office:currency="BRL" office:value="8000" calcext:value-type="currency">
            <text:p>R$ 8.000,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ATRIZ</text:p>
          </table:table-cell>
          <table:table-cell table:style-name="ce20" office:value-type="string" calcext:value-type="string">
            <text:p>VENDEDORA</text:p>
          </table:table-cell>
          <table:table-cell table:style-name="ce28" office:value-type="currency" office:currency="BRL" office:value="3000" calcext:value-type="currency">
            <text:p>R$ 3.000,00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ONAS</text:p>
          </table:table-cell>
          <table:table-cell table:style-name="ce20" office:value-type="string" calcext:value-type="string">
            <text:p>VENDEDOR</text:p>
          </table:table-cell>
          <table:table-cell table:style-name="ce28" office:value-type="currency" office:currency="BRL" office:value="2000" calcext:value-type="currency">
            <text:p>R$ 2.000,00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ARCELO</text:p>
          </table:table-cell>
          <table:table-cell table:style-name="ce20" office:value-type="string" calcext:value-type="string">
            <text:p>VENDEDOR</text:p>
          </table:table-cell>
          <table:table-cell table:style-name="ce28" office:value-type="currency" office:currency="BRL" office:value="2200" calcext:value-type="currency">
            <text:p>R$ 2.200,0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ARCELA</text:p>
          </table:table-cell>
          <table:table-cell table:style-name="ce20" office:value-type="string" calcext:value-type="string">
            <text:p>VENDEDORA</text:p>
          </table:table-cell>
          <table:table-cell table:style-name="ce28" office:value-type="currency" office:currency="BRL" office:value="1400" calcext:value-type="currency">
            <text:p>R$ 1.400,0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LESSANDRO</text:p>
          </table:table-cell>
          <table:table-cell table:style-name="ce20" office:value-type="string" calcext:value-type="string">
            <text:p>ENTREGADOR</text:p>
          </table:table-cell>
          <table:table-cell table:style-name="ce28" office:value-type="currency" office:currency="BRL" office:value="1000" calcext:value-type="currency">
            <text:p>R$ 1.000,0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OBERTO</text:p>
          </table:table-cell>
          <table:table-cell table:style-name="ce20" office:value-type="string" calcext:value-type="string">
            <text:p>ENTREGADOR</text:p>
          </table:table-cell>
          <table:table-cell table:style-name="ce28" office:value-type="currency" office:currency="BRL" office:value="1000" calcext:value-type="currency">
            <text:p>R$ 1.000,00</text:p>
          </table:table-cell>
        </table:table-row>
        <table:table-row table:style-name="ro1">
          <table:table-cell table:style-name="ce38"/>
          <table:table-cell table:style-name="ce15"/>
          <table:table-cell/>
          <table:table-cell table:style-name="ce33"/>
        </table:table-row>
        <table:table-row table:style-name="ro1">
          <table:table-cell table:style-name="ce15" table:number-columns-repeated="2"/>
          <table:table-cell table:number-columns-repeated="2"/>
        </table:table-row>
        <table:table-row table:style-name="ro1">
          <table:table-cell table:style-name="ce31" office:value-type="string" calcext:value-type="string" table:number-columns-spanned="2" table:number-rows-spanned="1">
            <text:p>FOLHA E PAGAMENTO </text:p>
          </table:table-cell>
          <table:covered-table-cell table:style-name="ce19"/>
          <table:table-cell table:number-columns-repeated="2"/>
        </table:table-row>
        <table:table-row table:style-name="ro1">
          <table:table-cell office:value-type="string" calcext:value-type="string">
            <text:p>MATRÍCULA</text:p>
          </table:table-cell>
          <table:table-cell table:style-name="ce56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OME</text:p>
          </table:table-cell>
          <table:table-cell table:style-name="ce56" table:formula="of:=VLOOKUP([.B16];[.A2:.D12];2;0)" office:value-type="string" office:string-value="PAULO" calcext:value-type="string">
            <text:p>PAUL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ÁRIO</text:p>
          </table:table-cell>
          <table:table-cell table:style-name="ce57" table:formula="of:=VLOOKUP([.B16];[.A2:.D12];4;0)" office:value-type="currency" office:currency="BRL" office:value="8000" calcext:value-type="currency">
            <text:p>R$ 8.0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NSS</text:p>
          </table:table-cell>
          <table:table-cell table:style-name="ce57" table:formula="of:=[.B18]*0.08" office:value-type="currency" office:currency="BRL" office:value="640" calcext:value-type="currency">
            <text:p>R$ 6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RRF</text:p>
          </table:table-cell>
          <table:table-cell table:style-name="ce57" table:formula="of:=IF([.B18]&lt;=1200;&quot;0&quot;;(IF(([.B18]&gt;1200)AND([.B18]&lt;=2500);[.B18]*0.1;IF(([.B18]&gt;2500)AND([.B18]&lt;=4300);[.B18]*0.15;IF([.B18]&gt;[.AND4300]*([.B18]&lt;=6400);[.B18]*0.2;[.B18]*0.27)))))" office:value-type="currency" office:currency="BRL" office:value="1600" calcext:value-type="currency">
            <text:p>R$ 1.60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TAL DE DESCONTO </text:p>
          </table:table-cell>
          <table:table-cell table:style-name="ce57" table:formula="of:=[.B19]+[.B20]" office:value-type="currency" office:currency="BRL" office:value="2240" calcext:value-type="currency">
            <text:p>R$ 2.240,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LÁRIO LÍQUIDO</text:p>
          </table:table-cell>
          <table:table-cell table:style-name="ce57" table:formula="of:=[.B18]-[.B21]" office:value-type="currency" office:currency="BRL" office:value="5760" calcext:value-type="currency">
            <text:p>R$ 5.760,00</text:p>
          </table:table-cell>
          <table:table-cell table:number-columns-repeated="2"/>
        </table:table-row>
        <table:table-row table:style-name="ro1" table:number-rows-repeated="4">
          <table:table-cell table:style-name="ce15" table:number-columns-repeated="2"/>
          <table:table-cell table:number-columns-repeated="2"/>
        </table:table-row>
        <table:table-row table:style-name="ro1">
          <table:table-cell table:style-name="ce16" office:value-type="string" calcext:value-type="string" table:number-columns-spanned="2" table:number-rows-spanned="1">
            <text:p>Alunos</text:p>
          </table:table-cell>
          <table:covered-table-cell table:style-name="ce21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2" table:number-rows-spanned="1">
            <text:p>Eduardo Santos de Castro – 514554</text:p>
          </table:table-cell>
          <table:covered-table-cell table:style-name="ce22"/>
          <table:table-cell table:number-columns-repeated="2"/>
        </table:table-row>
        <table:table-row table:style-name="ro1">
          <table:table-cell table:style-name="ce17" office:value-type="string" calcext:value-type="string" table:number-columns-spanned="2" table:number-rows-spanned="1">
            <text:p>Natanael Silveira de Melo – 500822</text:p>
          </table:table-cell>
          <table:covered-table-cell table:style-name="ce22"/>
          <table:table-cell table:number-columns-repeated="2"/>
        </table:table-row>
        <table:table-row table:style-name="ro1">
          <table:table-cell table:style-name="ce18" office:value-type="string" calcext:value-type="string" table:number-columns-spanned="2" table:number-rows-spanned="1">
            <text:p>Thiago Marques Sousa – 412645</text:p>
          </table:table-cell>
          <table:covered-table-cell table:style-name="ce23"/>
          <table:table-cell table:number-columns-repeated="2"/>
        </table:table-row>
        <table:table-row table:style-name="ro1" table:number-rows-repeated="2">
          <table:table-cell table:style-name="Default" table:number-columns-repeated="2"/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2">00/00/0000</text:date>, <text:time style:data-style-name="N2" text:time-value="19:44:59.009143784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01T22:17:08.574000000</meta:creation-date>
    <dc:date>2023-10-02T19:58:04.557239254</dc:date>
    <meta:editing-duration>PT13H51M32S</meta:editing-duration>
    <meta:editing-cycles>15</meta:editing-cycles>
    <meta:generator>LibreOffice/7.5.6.2$Linux_X86_64 LibreOffice_project/50$Build-2</meta:generator>
    <meta:document-statistic meta:table-count="3" meta:cell-count="270" meta:object-count="0"/>
  </office:meta>
</office:document-meta>
</file>